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.0598in" fo:margin-bottom="0in" fo:line-height="0.2in" fo:text-align="center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2">
      <style:paragraph-properties fo:margin-top="0.0598in" fo:margin-bottom="0in" fo:line-height="0.2in" fo:text-align="justify" style:justify-single-word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 fo:font-style="normal" style:font-style-asian="normal" style:font-style-complex="normal"/>
    </style:style>
    <style:style style:name="P5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margin-top="0.0598in" fo:margin-bottom="0in" fo:line-height="0.2in" fo:text-align="justify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 fo:font-weight="normal" style:font-weight-asian="normal" style:font-weight-complex="normal"/>
    </style:style>
    <style:style style:name="P10" style:family="paragraph" style:parent-style-name="Standard" style:list-style-name="L2">
      <style:paragraph-properties fo:margin-top="0.0598in" fo:margin-bottom="0in" fo:line-height="0.2in" fo:text-align="justify" style:justify-single-word="false"/>
      <style:text-properties style:font-name="Arial" fo:font-weight="normal" style:font-weight-asian="normal" style:font-weight-complex="normal"/>
    </style:style>
    <style:style style:name="P11" style:family="paragraph" style:parent-style-name="Standard" style:list-style-name="L2">
      <style:paragraph-properties fo:margin-top="0.0598in" fo:margin-bottom="0in" fo:line-height="0.2in" fo:text-align="justify" style:justify-single-word="false"/>
      <style:text-properties style:font-name="Arial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top="0.0598in" fo:margin-bottom="0in" fo:line-height="0.2in" fo:text-align="justify" style:justify-single-word="false"/>
      <style:text-properties style:font-name="Arial"/>
    </style:style>
    <style:style style:name="P13" style:family="paragraph" style:parent-style-name="Standard" style:list-style-name="L1">
      <style:paragraph-properties fo:margin-top="0.0598in" fo:margin-bottom="0in" fo:line-height="0.2in" fo:text-align="justify" style:justify-single-word="false"/>
      <style:text-properties style:font-name="Arial"/>
    </style:style>
    <style:style style:name="P14" style:family="paragraph" style:parent-style-name="Standard" style:list-style-name="L2">
      <style:paragraph-properties fo:margin-top="0.0598in" fo:margin-bottom="0in" fo:line-height="0.2in" fo:text-align="justify" style:justify-single-word="false"/>
      <style:text-properties style:font-name="Arial"/>
    </style:style>
    <style:style style:name="P15" style:family="paragraph" style:parent-style-name="Standard">
      <style:paragraph-properties fo:margin-top="0.0598in" fo:margin-bottom="0in" fo:line-height="0.2in" fo:text-align="justify" style:justify-single-word="fals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style:font-weight-asian="normal"/>
    </style:style>
    <style:style style:name="T13" style:family="text">
      <style:text-properties style:font-weight-complex="normal"/>
    </style:style>
    <style:style style:name="T1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font-name="Arial" fo:font-style="normal" fo:font-weight="normal" style:font-style-asian="normal" style:font-weight-asian="bold" style:font-style-complex="normal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tenção e Evolução de Software</text:p>
      <text:p text:style-name="P1">Proposta de projeto</text:p>
      <text:p text:style-name="P12"/>
      <text:p text:style-name="P2">Pedro Araujo Pires</text:p>
      <text:p text:style-name="P12"/>
      <text:p text:style-name="P4"/>
      <text:p text:style-name="P8">Objetivo</text:p>
      <text:p text:style-name="P9"/>
      <text:p text:style-name="P8"><text:span text:style-name="T2"><text:tab/>O objetivo deste projeto é a criação de um </text:span><text:span text:style-name="T5">dataset</text:span><text:span text:style-name="T8"> com informações sobre a evolução de dez sistemas </text:span><text:span text:style-name="T5">open source</text:span><text:span text:style-name="T8">. Essas informações serão coletadas das seguintes fontes:</text:span></text:p>
      <text:p text:style-name="P5"/>
      <text:list xml:id="list828411862" text:style-name="L1">
        <text:list-item>
          <text:p text:style-name="P6">Sistemas de controle de versão (Git e SVN)</text:p>
        </text:list-item>
        <text:list-item>
          <text:p text:style-name="P13"><text:span text:style-name="T8">Sistemas de </text:span><text:span text:style-name="T5">issue tracking</text:span><text:span text:style-name="T8"> (Jira e Bugzilla)</text:span></text:p>
        </text:list-item>
        <text:list-item>
          <text:p text:style-name="P6">Métricas dos códigos fonte.</text:p>
        </text:list-item>
      </text:list>
      <text:p text:style-name="P5"/>
      <text:p text:style-name="P5"/>
      <text:p text:style-name="P7">Metodologia</text:p>
      <text:p text:style-name="P5"/>
      <text:p text:style-name="P8"><text:span text:style-name="T8"><text:tab/>Para construir um modelo de evolução de cada sistema, serão necessárias as seguintes informações: (1) informações dos sistemas </text:span><text:span text:style-name="T5">issue tracking</text:span><text:span text:style-name="T8">; (2) informações sobre versões do código fonte, retiradas dos sistemas de controle de versão; e (3) informações sobre defeitos nas classes.</text:span></text:p>
      <text:p text:style-name="P8"><text:span text:style-name="T8"><text:tab/>Primeiramente será construído um modelo de como o sistema foi modificado ao longo do tempo. Para isso será feito o parsing das informações do sistema de </text:span><text:span text:style-name="T5">issue tracking</text:span><text:span text:style-name="T8">, que consistem em quais arquivos foram modificados, quando essas modificações ocorreram, e uma mensagem do desenvolvedor que fez a alteraçào. Depois será construído um modelo do código fonte, de acordo com a linguagem FAMIX. Serão construídas representações de várias versões do código fonte, obtidas a cada duas semanas desde o início do sistema, totalizando 180 versões. Em seguida será feita uma </text:span><text:span text:style-name="T5">linkagem</text:span><text:span text:style-name="T8"> entre os bugs reportados pelas ferramenta de </text:span><text:span text:style-name="T5">issue tracking</text:span><text:span text:style-name="T8"> e os </text:span><text:span text:style-name="T5">commits</text:span><text:span text:style-name="T8"> obtidos do sistema de controle de versão, para determinar quais classes foram afetadas por cada </text:span><text:span text:style-name="T5">bug</text:span><text:span text:style-name="T8">. Para fazer isso, será buscada nas mensagens dos </text:span><text:span text:style-name="T5">commits</text:span><text:span text:style-name="T8"> o ID do bug no sistema de </text:span><text:span text:style-name="T5">issue tracking</text:span><text:span text:style-name="T8">, visto que é uma prática relativamente comum entre desenvolvedores inserir o ID do bug na mensagem do </text:span><text:span text:style-name="T5">commit</text:span><text:span text:style-name="T8">. Por último a plataforma Moose será utilizada para calcular 17 métricas (CK + 11) para cada versão dos sistemas, tornando os modelos mais completos.</text:span></text:p>
      <text:p text:style-name="P8"><text:span text:style-name="T8"/></text:p>
      <text:p text:style-name="P8"><text:span text:style-name="T8"/></text:p>
      <text:p text:style-name="P8"><text:span text:style-name="T7">Sistemas</text:span></text:p>
      <text:p text:style-name="P8"><text:span text:style-name="T8"/></text:p>
      <text:p text:style-name="P8"><text:soft-page-break/><text:span text:style-name="T8"><text:tab/>Os sistemas que serão analisados são:</text:span></text:p>
      <text:p text:style-name="P8"><text:span text:style-name="T8"/></text:p>
      <text:list xml:id="list1227467626" text:style-name="L2">
        <text:list-item>
          <text:p text:style-name="P10"><text:span text:style-name="T10">Eclipse JDT Core</text:span><text:span text:style-name="T7"> – ferramenta para gerar a AST de um programa Java.</text:span></text:p>
        </text:list-item>
        <text:list-item>
          <text:p text:style-name="P14">Eclipse PDE UI<text:span text:style-name="T8"> – plugin para o Eclipse para desenvolvimento de plugins.</text:span></text:p>
        </text:list-item>
        <text:list-item>
          <text:p text:style-name="P3"><text:span text:style-name="T7">Lucene</text:span><text:span text:style-name="T11"> – ferramenta para busca textual,</text:span></text:p>
        </text:list-item>
        <text:list-item>
          <text:p text:style-name="P3"><text:span text:style-name="T7">Equinox Framework</text:span><text:span text:style-name="T11"> – implementação do framework OSGi</text:span></text:p>
        </text:list-item>
        <text:list-item>
          <text:p text:style-name="P3"><text:span text:style-name="T7">Geronimo</text:span><text:span text:style-name="T11"> – servidor para aplicativos Java/OSGi</text:span></text:p>
        </text:list-item>
        <text:list-item>
          <text:p text:style-name="P3"><text:span text:style-name="T7">Hadoop MapReduce</text:span><text:span text:style-name="T11"> – biblioteca para computação distribuída</text:span></text:p>
        </text:list-item>
        <text:list-item>
          <text:p text:style-name="P3"><text:span text:style-name="T7">TV-Browser</text:span><text:span text:style-name="T11"> – guia de TV online</text:span></text:p>
        </text:list-item>
        <text:list-item>
          <text:p text:style-name="P3"><text:span text:style-name="T7">Hibernate</text:span><text:span text:style-name="T11"> – um </text:span><text:span text:style-name="T6">Object Relational Mapper</text:span></text:p>
        </text:list-item>
        <text:list-item>
          <text:p text:style-name="P11"><text:span text:style-name="T7">(Sistema a definir)</text:span></text:p>
        </text:list-item>
        <text:list-item>
          <text:p text:style-name="P11"><text:span text:style-name="T7">(Sistema a definir)</text:span></text:p>
        </text:list-item>
      </text:list>
      <text:p text:style-name="P5"/>
      <text:p text:style-name="P5"/>
      <text:p text:style-name="P7">Conexão com a literatura</text:p>
      <text:p text:style-name="P7"><text:span text:style-name="T2"/></text:p>
      <text:p text:style-name="P15"><text:span text:style-name="T14"><text:tab/>Este trabalho é baseado no artigo “</text:span><text:span text:style-name="Strong_20_Emphasis"><text:span text:style-name="T15">An Extensive Comparison of Bug Prediction Approaches”, de </text:span></text:span><text:span text:style-name="Strong_20_Emphasis"><text:span text:style-name="Emphasis"><text:span text:style-name="T15">Marco D'Ambros, Michele Lanza e Romain Robbes, onde os autores criaram um dataset com cinco sistemas (Eclipse JDT Core, Eclipse PDE UI, Equinox Framework, Lucene, Mylyn) de forma similar da descrita acima. O número de versões desses sistemas será extendido (de aproximadamente 100 para 180), e novos sistemas serão incluídos.</text:span></text:span></text:span><text:span text:style-name="Emphasis"><text:span text:style-name="T15"> </text:span>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dro Pires</meta:initial-creator>
    <meta:creation-date>2012-10-01T18:01:18</meta:creation-date>
    <dc:date>2012-10-01T21:41:51</dc:date>
    <dc:creator>Pedro Pires</dc:creator>
    <meta:editing-duration>PT01H47M43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2" meta:paragraph-count="25" meta:word-count="438" meta:character-count="2700"/>
  </office:meta>
</office:document-meta>
</file>